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969cm"/>
    </style:style>
    <style:style style:name="co5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4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5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eaumanoir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  <table:table-row table:style-name="ro1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2:01:39.83377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10-11T12:02:38.511410300</dc:date>
    <meta:editing-duration>PT18M28S</meta:editing-duration>
    <meta:editing-cycles>13</meta:editing-cycles>
    <meta:generator>LibreOffice/25.2.5.2$Windows_X86_64 LibreOffice_project/03d19516eb2e1dd5d4ccd751a0d6f35f35e08022</meta:generator>
    <meta:document-statistic meta:table-count="4" meta:cell-count="280" meta:object-count="0"/>
  </office:meta>
</office:document-meta>
</file>